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54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none" style:vertical-align="middle"/>
      <style:text-properties fo:color="#000000" fo:font-family="Sans Serif" fo:font-size="10pt"/>
    </style:style>
    <style:style style:name="ce2" style:family="table-cell">
      <style:table-cell-properties fo:background-color="#ffffff" style:cell-protect="none" style:vertical-align="middle"/>
      <style:text-properties fo:color="#000000" fo:font-family="Sans Serif" fo:font-size="11pt"/>
    </style:style>
    <style:style style:name="ce3" style:family="table-cell">
      <style:table-cell-properties fo:background-color="#ffffff" style:cell-protect="protected" style:vertical-align="middle"/>
      <style:text-properties fo:color="#000000" fo:font-family="Sans Serif" fo:font-size="11pt"/>
    </style:style>
    <style:style style:name="ce4" style:family="table-cell"/>
  </office:automatic-styles>
  <office:body>
    <office:spreadsheet>
      <table:table table:name="Sheet1" table:style-name="ta1">
        <table:table-column table:style-name="co1"/>
        <table:table-column table:style-name="co2" table:number-columns-repeated="25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 table:number-columns-repeated="2"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  <table:table-cell/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  <table:table-cell/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 table:style-name="ro1"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" table:style-name="ce2">
            <text:p>MyJSQLView_JMenuBar.menu.SQLQueryBucket =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</table:table-row>
        <table:table-row table:style-name="ro1">
          <table:table-cell office:value-type="string" office:string-value="MyJSQLView_JToolBar.tooltip.SQLQueryBucket =" table:style-name="ce2">
            <text:p>MyJSQLView_JToolBar.tooltip.SQLQueryBucket =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 table:style-name="ce2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2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2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2">
            <text:p>TableTabPanel.dialogtitle.SelectSummaryTableFields = </text:p>
          </table:table-cell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 table:style-name="ro1">
          <table:table-cell office:value-type="string" office:string-value="AdvancedSortSearchForm.button.Sort = " table:style-name="ce1">
            <text:p>AdvancedSortSearchForm.button.Sort = </text:p>
          </table:table-cell>
        </table:table-row>
        <table:table-row table:style-name="ro1">
          <table:table-cell office:value-type="string" office:string-value="AdvancedSortSearchForm.button.Search = " table:style-name="ce1">
            <text:p>AdvancedSortSearchForm.button.Search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dialogtitle.Alert =" table:style-name="ce3">
            <text:p>TableEntryForm.dialogtitle.Alert =</text:p>
          </table:table-cell>
        </table:table-row>
        <table:table-row table:style-name="ro1">
          <table:table-cell office:value-type="string" office:string-value="TableEntryForm.dialogmessage.InvalidInput =" table:style-name="ce3">
            <text:p>TableEntryForm.dialogmessage.InvalidInput =</text:p>
          </table:table-cell>
        </table:table-row>
        <table:table-row table:style-name="ro1">
          <table:table-cell office:value-type="string" office:string-value="TableEntryForm.dialogmessage.Type =" table:style-name="ce3">
            <text:p>TableEntryForm.dialogmessage.Type =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 table:style-name="ro1">
          <table:table-cell office:value-type="string" office:string-value="TableEntryForm.dialogmessage.WarningFunction =" table:style-name="ce3">
            <text:p>TableEntryForm.dialogmessage.WarningFunction =</text:p>
          </table:table-cell>
        </table:table-row>
        <table:table-row table:style-name="ro1">
          <table:table-cell office:value-type="string" office:string-value="TableEntryForm.dialogmessage.ErrorReading =" table:style-name="ce3">
            <text:p>TableEntryForm.dialogmessage.ErrorReading =</text:p>
          </table:table-cell>
        </table:table-row>
        <table:table-row>
          <table:table-cell office:value-type="string" office:string-value="TableEntryForm.dialogmessage.InvalidLimit =" table:style-name="ce3">
            <text:p>TableEntryForm.dialogmessage.InvalidLimit =</text:p>
          </table:table-cell>
        </table:table-row>
        <table:table-row table:style-name="ro1">
          <table:table-cell office:value-type="string" office:string-value="TableEntryForm.dialogmessage.TypeAuto =" table:style-name="ce3">
            <text:p>TableEntryForm.dialogmessage.TypeAuto =</text:p>
          </table:table-cell>
        </table:table-row>
        <table:table-row>
          <table:table-cell office:value-type="string" office:string-value="TableEntryForm.dialogmessage.InvalidDateTime =" table:style-name="ce3">
            <text:p>TableEntryForm.dialogmessage.InvalidDateTime =</text:p>
          </table:table-cell>
        </table:table-row>
        <table:table-row>
          <table:table-cell office:value-type="string" office:string-value="TableEntryForm.dialogmessage.TypeBit =" table:style-name="ce3">
            <text:p>TableEntryForm.dialogmessage.TypeBit =</text:p>
          </table:table-cell>
        </table:table-row>
        <table:table-row>
          <table:table-cell office:value-type="string" office:string-value="TableEntryForm.dialogmessage.FailedFunction =" table:style-name="ce3">
            <text:p>TableEntryForm.dialogmessage.FailedFunction =</text:p>
          </table:table-cell>
        </table:table-row>
        <table:table-row>
          <table:table-cell office:value-type="string" office:string-value="TableEntryForm.dialogmessage.ErrorDirectory =" table:style-name="ce3">
            <text:p>TableEntryForm.dialogmessage.ErrorDirectory =</text:p>
          </table:table-cell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 table:style-name="ro1"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label.TabIcon = " table:style-name="ce1">
            <text:p>PluginFrame.label.TabIcon = </text:p>
          </table:table-cell>
        </table:table-row>
        <table:table-row table:style-name="ro1">
          <table:table-cell office:value-type="string" office:string-value="PluginFrame.label.Name = " table:style-name="ce1">
            <text:p>PluginFrame.label.Name = </text:p>
          </table:table-cell>
        </table:table-row>
        <table:table-row>
          <table:table-cell office:value-type="string" office:string-value="PluginFrame.label.Version = " table:style-name="ce1">
            <text:p>PluginFrame.label.Version = </text:p>
          </table:table-cell>
        </table:table-row>
        <table:table-row table:style-name="ro1">
          <table:table-cell office:value-type="string" office:string-value="PluginFrame.label.Remove = " table:style-name="ce1">
            <text:p>PluginFrame.label.Remove = </text:p>
          </table:table-cell>
        </table:table-row>
        <table:table-row table:style-name="ro1">
          <table:table-cell office:value-type="string" office:string-value="PluginFrame.label.Status = " table:style-name="ce3">
            <text:p>PluginFrame.label.Status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 table:style-name="ro1"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label.QueryStatement = " table:style-name="ce1">
            <text:p>QueryFrame.label.QueryStatement = </text:p>
          </table:table-cell>
        </table:table-row>
        <table:table-row table:style-name="ro1">
          <table:table-cell office:value-type="string" office:string-value="QueryFrame.button.ExecuteQuery = " table:style-name="ce1">
            <text:p>QueryFrame.button.ExecuteQuery = </text:p>
          </table:table-cell>
        </table:table-row>
        <table:table-row table:style-name="ro1">
          <table:table-cell office:value-type="string" office:string-value="QueryFrame.button.NewQuery = " table:style-name="ce1">
            <text:p>QueryFrame.button.NewQuery = </text:p>
          </table:table-cell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  <table:table-cell office:value-type="string" office:string-value=" Cancel" table:style-name="ce4">
            <text:p> Cancel</text:p>
          </table:table-cell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  <table:table-cell office:value-type="string" office:string-value=" The Row Size Input Appears To NOT Be A Valid Integer!" table:style-name="ce4">
            <text:p> The Row Size Input Appears To NOT Be A Valid Integer!</text:p>
          </table:table-cell>
        </table:table-row>
        <table:table-row table:style-name="ro1">
          <table:table-cell/>
          <table:table-cell office:value-type="string" office:string-value=" " table:style-name="ce4">
            <text:p> </text:p>
          </table:table-cell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  <table:table-cell office:value-type="string" office:string-value=" Sort By" table:style-name="ce4">
            <text:p> Sort By</text:p>
          </table:table-cell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  <table:table-cell office:value-type="string" office:string-value=" Search" table:style-name="ce4">
            <text:p> Search</text:p>
          </table:table-cell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 office:value-type="string" office:string-value=" For" table:style-name="ce4">
            <text:p> For</text:p>
          </table:table-cell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 office:value-type="string" office:string-value=" View" table:style-name="ce4">
            <text:p> View</text:p>
          </table:table-cell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 office:value-type="string" office:string-value=" Select All" table:style-name="ce4">
            <text:p> Select All</text:p>
          </table:table-cell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 office:value-type="string" office:string-value=" DeSelect All" table:style-name="ce4">
            <text:p> DeSelect All</text:p>
          </table:table-cell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 office:value-type="string" office:string-value=" Copy" table:style-name="ce4">
            <text:p> Copy</text:p>
          </table:table-cell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 office:value-type="string" office:string-value=" Close" table:style-name="ce4">
            <text:p> Close</text:p>
          </table:table-cell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 office:value-type="string" office:string-value=" View" table:style-name="ce4">
            <text:p> View</text:p>
          </table:table-cell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 office:value-type="string" office:string-value=" Rows" table:style-name="ce4">
            <text:p> Rows</text:p>
          </table:table-cell>
        </table:table-row>
        <table:table-row table:style-name="ro1">
          <table:table-cell/>
          <table:table-cell office:value-type="string" office:string-value=" " table:style-name="ce4">
            <text:p> </text:p>
          </table:table-cell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 office:value-type="string" office:string-value=" Search Frame" table:style-name="ce4">
            <text:p> Search Frame</text:p>
          </table:table-cell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 office:value-type="string" office:string-value=" File" table:style-name="ce4">
            <text:p> File</text:p>
          </table:table-cell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 office:value-type="string" office:string-value=" Exit" table:style-name="ce4">
            <text:p> Exit</text:p>
          </table:table-cell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 office:value-type="string" office:string-value=" Edit" table:style-name="ce4">
            <text:p> Edit</text:p>
          </table:table-cell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 office:value-type="string" office:string-value=" Cut" table:style-name="ce4">
            <text:p> Cut</text:p>
          </table:table-cell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 office:value-type="string" office:string-value=" Copy" table:style-name="ce4">
            <text:p> Copy</text:p>
          </table:table-cell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 office:value-type="string" office:string-value=" Paste" table:style-name="ce4">
            <text:p> Paste</text:p>
          </table:table-cell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 office:value-type="string" office:string-value=" Select All" table:style-name="ce4">
            <text:p> Select All</text:p>
          </table:table-cell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 office:value-type="string" office:string-value=" DeSelect All" table:style-name="ce4">
            <text:p> DeSelect All</text:p>
          </table:table-cell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 office:value-type="string" office:string-value=" Search Database For" table:style-name="ce4">
            <text:p> Search Database For</text:p>
          </table:table-cell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  <table:table-cell office:value-type="string" office:string-value=" Include" table:style-name="ce4">
            <text:p> Include</text:p>
          </table:table-cell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 office:value-type="string" office:string-value=" Table" table:style-name="ce4">
            <text:p> Table</text:p>
          </table:table-cell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 office:value-type="string" office:string-value=" Search Result Count" table:style-name="ce4">
            <text:p> Search Result Count</text:p>
          </table:table-cell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 office:value-type="string" office:string-value=" Cancel" table:style-name="ce4">
            <text:p> Cancel</text:p>
          </table:table-cell>
        </table:table-row>
        <table:table-row table:style-name="ro1">
          <table:table-cell/>
          <table:table-cell office:value-type="string" office:string-value=" " table:style-name="ce4">
            <text:p> </text:p>
          </table:table-cell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 office:value-type="string" office:string-value=" About" table:style-name="ce4">
            <text:p> About</text:p>
          </table:table-cell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 office:value-type="string" office:string-value=" Close" table:style-name="ce4">
            <text:p> Close</text:p>
          </table:table-cell>
        </table:table-row>
        <table:table-row table:style-name="ro1">
          <table:table-cell/>
          <table:table-cell office:value-type="string" office:string-value=" " table:style-name="ce4">
            <text:p> </text:p>
          </table:table-cell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 office:value-type="string" office:string-value=" Preferences" table:style-name="ce4">
            <text:p> Preferences</text:p>
          </table:table-cell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 office:value-type="string" office:string-value=" Preferences" table:style-name="ce4">
            <text:p> Preferences</text:p>
          </table:table-cell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  <table:table-cell office:value-type="string" office:string-value=" General" table:style-name="ce4">
            <text:p> General</text:p>
          </table:table-cell>
        </table:table-row>
        <table:table-row table:style-name="ro1">
          <table:table-cell office:value-type="string" office:string-value="PreferecnesFrame.node.GeneralOptions = " table:style-name="ce1">
            <text:p>PreferecnesFrame.node.GeneralOptions = </text:p>
          </table:table-cell>
          <table:table-cell office:value-type="string" office:string-value=" Options" table:style-name="ce4">
            <text:p> Options</text:p>
          </table:table-cell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 office:value-type="string" office:string-value=" Table Summary View" table:style-name="ce4">
            <text:p> Table Summary View</text:p>
          </table:table-cell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 office:value-type="string" office:string-value=" Table Fields" table:style-name="ce4">
            <text:p> Table Fields</text:p>
          </table:table-cell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 office:value-type="string" office:string-value=" Table Rows" table:style-name="ce4">
            <text:p> Table Rows</text:p>
          </table:table-cell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 office:value-type="string" office:string-value=" Data Import" table:style-name="ce4">
            <text:p> Data Import</text:p>
          </table:table-cell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 office:value-type="string" office:string-value=" Import" table:style-name="ce4">
            <text:p> Import</text:p>
          </table:table-cell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 office:value-type="string" office:string-value=" Data Export" table:style-name="ce4">
            <text:p> Data Export</text:p>
          </table:table-cell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 office:value-type="string" office:string-value=" Export" table:style-name="ce4">
            <text:p> Export</text:p>
          </table:table-cell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 office:value-type="string" office:string-value=" OK" table:style-name="ce4">
            <text:p> OK</text:p>
          </table:table-cell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 office:value-type="string" office:string-value=" Cancel" table:style-name="ce4">
            <text:p> Cancel</text:p>
          </table:table-cell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 office:value-type="string" office:string-value=" Help" table:style-name="ce4">
            <text:p> Help</text:p>
          </table:table-cell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 office:value-type="string" office:string-value=" Table Selection" table:style-name="ce4">
            <text:p> Table Selection</text:p>
          </table:table-cell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 office:value-type="string" office:string-value=" WARNING!" table:style-name="ce4">
            <text:p> WARNING!</text:p>
          </table:table-cell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 office:value-type="string" office:string-value=" A large row size may adversely effect this application and the database server performance. It is recommended that a reasonable row size be selected based on special needs such as CSV/SQL exports. A basic paging mechanism is in place for each table summary view that already allows access to all table data." table:style-name="ce4">
            <text:p> A large row size may adversely effect this application and the database server performance. It is recommended that a reasonable row size be selected based on special needs such as CSV/SQL exports. A basic paging mechanism is in place for each table summary view that already allows access to all table data.</text:p>
          </table:table-cell>
        </table:table-row>
        <table:table-row table:style-name="ro1">
          <table:table-cell/>
          <table:table-cell office:value-type="string" office:string-value=" " table:style-name="ce4">
            <text:p> </text:p>
          </table:table-cell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  <table:table-cell office:value-type="string" office:string-value=" Date Format" table:style-name="ce4">
            <text:p> Date Format</text:p>
          </table:table-cell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  <table:table-cell office:value-type="string" office:string-value=" Restore Defaults" table:style-name="ce4">
            <text:p> Restore Defaults</text:p>
          </table:table-cell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  <table:table-cell office:value-type="string" office:string-value=" Apply" table:style-name="ce4">
            <text:p> Apply</text:p>
          </table:table-cell>
        </table:table-row>
        <table:table-row table:style-name="ro1">
          <table:table-cell/>
          <table:table-cell office:value-type="string" office:string-value=" " table:style-name="ce4">
            <text:p> </text:p>
          </table:table-cell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 office:value-type="string" office:string-value=" Select All" table:style-name="ce4">
            <text:p> Select All</text:p>
          </table:table-cell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 office:value-type="string" office:string-value=" Clear All" table:style-name="ce4">
            <text:p> Clear All</text:p>
          </table:table-cell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 office:value-type="string" office:string-value=" Apply" table:style-name="ce4">
            <text:p> Apply</text:p>
          </table:table-cell>
        </table:table-row>
        <table:table-row table:style-name="ro1">
          <table:table-cell/>
          <table:table-cell office:value-type="string" office:string-value=" " table:style-name="ce4">
            <text:p> </text:p>
          </table:table-cell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 office:value-type="string" office:string-value=" Summary Table Row Size" table:style-name="ce4">
            <text:p> Summary Table Row Size</text:p>
          </table:table-cell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 office:value-type="string" office:string-value=" Restore Defaults" table:style-name="ce4">
            <text:p> Restore Defaults</text:p>
          </table:table-cell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 office:value-type="string" office:string-value=" Apply" table:style-name="ce4">
            <text:p> Apply</text:p>
          </table:table-cell>
        </table:table-row>
        <table:table-row table:style-name="ro1">
          <table:table-cell/>
          <table:table-cell office:value-type="string" office:string-value=" " table:style-name="ce4">
            <text:p> </text:p>
          </table:table-cell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 office:value-type="string" office:string-value=" Delimiter" table:style-name="ce4">
            <text:p> Delimiter</text:p>
          </table:table-cell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 office:value-type="string" office:string-value=" Tab" table:style-name="ce4">
            <text:p> Tab</text:p>
          </table:table-cell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 office:value-type="string" office:string-value=" Semicolon" table:style-name="ce4">
            <text:p> Semicolon</text:p>
          </table:table-cell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 office:value-type="string" office:string-value=" Comma" table:style-name="ce4">
            <text:p> Comma</text:p>
          </table:table-cell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 office:value-type="string" office:string-value=" Space" table:style-name="ce4">
            <text:p> Space</text:p>
          </table:table-cell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 office:value-type="string" office:string-value=" Other" table:style-name="ce4">
            <text:p> Other</text:p>
          </table:table-cell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 office:value-type="string" office:string-value=" Date Format" table:style-name="ce4">
            <text:p> Date Format</text:p>
          </table:table-cell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 office:value-type="string" office:string-value=" Restore Defaults" table:style-name="ce4">
            <text:p> Restore Defaults</text:p>
          </table:table-cell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 office:value-type="string" office:string-value=" Apply" table:style-name="ce4">
            <text:p> Apply</text:p>
          </table:table-cell>
        </table:table-row>
        <table:table-row table:style-name="ro1">
          <table:table-cell/>
          <table:table-cell office:value-type="string" office:string-value=" " table:style-name="ce4">
            <text:p> </text:p>
          </table:table-cell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 office:value-type="string" office:string-value=" Include" table:style-name="ce4">
            <text:p> Include</text:p>
          </table:table-cell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 office:value-type="string" office:string-value=" Text Character Number" table:style-name="ce4">
            <text:p> Text Character Number</text:p>
          </table:table-cell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 office:value-type="string" office:string-value=" Delimiter" table:style-name="ce4">
            <text:p> Delimiter</text:p>
          </table:table-cell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 office:value-type="string" office:string-value=" Tab" table:style-name="ce4">
            <text:p> Tab</text:p>
          </table:table-cell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 office:value-type="string" office:string-value=" Semicolon" table:style-name="ce4">
            <text:p> Semicolon</text:p>
          </table:table-cell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 office:value-type="string" office:string-value=" Comma" table:style-name="ce4">
            <text:p> Comma</text:p>
          </table:table-cell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 office:value-type="string" office:string-value=" Space" table:style-name="ce4">
            <text:p> Space</text:p>
          </table:table-cell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 office:value-type="string" office:string-value=" Other" table:style-name="ce4">
            <text:p> Other</text:p>
          </table:table-cell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 office:value-type="string" office:string-value=" Date Format" table:style-name="ce4">
            <text:p> Date Format</text:p>
          </table:table-cell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 office:value-type="string" office:string-value=" Restore Defaults" table:style-name="ce4">
            <text:p> Restore Defaults</text:p>
          </table:table-cell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 office:value-type="string" office:string-value=" Apply" table:style-name="ce4">
            <text:p> Apply</text:p>
          </table:table-cell>
        </table:table-row>
        <table:table-row table:style-name="ro1">
          <table:table-cell/>
          <table:table-cell office:value-type="string" office:string-value=" " table:style-name="ce4">
            <text:p> </text:p>
          </table:table-cell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  <table:table-cell office:value-type="string" office:string-value=" Title" table:style-name="ce4">
            <text:p> Title</text:p>
          </table:table-cell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 office:value-type="string" office:string-value=" None" table:style-name="ce4">
            <text:p> None</text:p>
          </table:table-cell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 office:value-type="string" office:string-value=" Default" table:style-name="ce4">
            <text:p> Default</text:p>
          </table:table-cell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  <table:table-cell office:value-type="string" office:string-value=" Custom" table:style-name="ce4">
            <text:p> Custom</text:p>
          </table:table-cell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 office:value-type="string" office:string-value=" Font Size" table:style-name="ce4">
            <text:p> Font Size</text:p>
          </table:table-cell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 office:value-type="string" office:string-value=" Font Color" table:style-name="ce4">
            <text:p> Font Color</text:p>
          </table:table-cell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  <table:table-cell office:value-type="string" office:string-value=" Header Columns" table:style-name="ce4">
            <text:p> Header Columns</text:p>
          </table:table-cell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 office:value-type="string" office:string-value=" Font" table:style-name="ce4">
            <text:p> Font</text:p>
          </table:table-cell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  <table:table-cell office:value-type="string" office:string-value=" Border" table:style-name="ce4">
            <text:p> Border</text:p>
          </table:table-cell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  <table:table-cell office:value-type="string" office:string-value=" Number Fields Alignment" table:style-name="ce4">
            <text:p> Number Fields Alignment</text:p>
          </table:table-cell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  <table:table-cell office:value-type="string" office:string-value=" Date Fields" table:style-name="ce4">
            <text:p> Date Fields</text:p>
          </table:table-cell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 office:value-type="string" office:string-value=" Format" table:style-name="ce4">
            <text:p> Format</text:p>
          </table:table-cell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  <table:table-cell office:value-type="string" office:string-value=" Alignment" table:style-name="ce4">
            <text:p> Alignment</text:p>
          </table:table-cell>
        </table:table-row>
        <table:table-row table:style-name="ro1"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 office:value-type="string" office:string-value=" Restore Defaults" table:style-name="ce4">
            <text:p> Restore Defaults</text:p>
          </table:table-cell>
        </table:table-row>
        <table:table-row table:style-name="ro1">
          <table:table-cell office:value-type="string" office:string-value="PDFExportPreferencesPanel.button.Apply = " table:style-name="ce1">
            <text:p>PDFExportPreferencesPanel.button.Apply = </text:p>
          </table:table-cell>
          <table:table-cell office:value-type="string" office:string-value=" Apply" table:style-name="ce4">
            <text:p> Apply</text:p>
          </table:table-cell>
        </table:table-row>
        <table:table-row table:style-name="ro1">
          <table:table-cell/>
          <table:table-cell office:value-type="string" office:string-value=" " table:style-name="ce4">
            <text:p> </text:p>
          </table:table-cell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 office:value-type="string" office:string-value=" Table Structure" table:style-name="ce4">
            <text:p> Table Structure</text:p>
          </table:table-cell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  <table:table-cell office:value-type="string" office:string-value=" Warning" table:style-name="ce4">
            <text:p> Warning</text:p>
          </table:table-cell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 office:value-type="string" office:string-value=" Inserts SQL statement DROP EXISTING TABLE." table:style-name="ce4">
            <text:p> Inserts SQL statement DROP EXISTING TABLE.</text:p>
          </table:table-cell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 office:value-type="string" office:string-value=" Table Data" table:style-name="ce4">
            <text:p> Table Data</text:p>
          </table:table-cell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  <table:table-cell office:value-type="string" office:string-value=" Identifier Quote String" table:style-name="ce4">
            <text:p> Identifier Quote String</text:p>
          </table:table-cell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 office:value-type="string" office:string-value=" Lock Table" table:style-name="ce4">
            <text:p> Lock Table</text:p>
          </table:table-cell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  <table:table-cell office:value-type="string" office:string-value=" Auto-Increment" table:style-name="ce4">
            <text:p> Auto-Increment</text:p>
          </table:table-cell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  <table:table-cell office:value-type="string" office:string-value=" Timestamp" table:style-name="ce4">
            <text:p> Timestamp</text:p>
          </table:table-cell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  <table:table-cell office:value-type="string" office:string-value=" Type" table:style-name="ce4">
            <text:p> Type</text:p>
          </table:table-cell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  <table:table-cell office:value-type="string" office:string-value=" Restore Defaults" table:style-name="ce4">
            <text:p> Restore Defaults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  <table:table-cell office:value-type="string" office:string-value=" Apply" table:style-name="ce4">
            <text:p> Apply</text:p>
          </table:table-cell>
        </table:table-row>
        <table:table-row table:style-name="ro1">
          <table:table-cell/>
          <table:table-cell office:value-type="string" office:string-value=" " table:style-name="ce4">
            <text:p> </text:p>
          </table:table-cell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  <table:table-cell office:value-type="string" office:string-value=" Save PNG Image File" table:style-name="ce4">
            <text:p> Save PNG Image File</text:p>
          </table:table-cell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  <table:table-cell office:value-type="string" office:string-value=" Image Save Error." table:style-name="ce4">
            <text:p> Image Save Error.</text:p>
          </table:table-cell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  <table:table-cell office:value-type="string" office:string-value=" Overwrite existing file?" table:style-name="ce4">
            <text:p> Overwrite existing file?</text:p>
          </table:table-cell>
        </table:table-row>
        <table:table-row table:style-name="ro1">
          <table:table-cell office:value-type="string" office:string-value="ImageUtil.dialogtitle.ConfirmOverwrite = " table:style-name="ce1">
            <text:p>ImageUtil.dialogtitle.ConfirmOverwrite = </text:p>
          </table:table-cell>
          <table:table-cell office:value-type="string" office:string-value=" Confirm Overwrite" table:style-name="ce4">
            <text:p> Confirm Overwrite</text:p>
          </table:table-cell>
        </table:table-row>
        <table:table-row table:style-name="ro1">
          <table:table-cell/>
          <table:table-cell office:value-type="string" office:string-value=" " table:style-name="ce4">
            <text:p> </text:p>
          </table:table-cell>
        </table:table-row>
        <table:table-row table:style-name="ro1">
          <table:table-cell office:value-type="string" office:string-value="MyJSQLView_ProgressBar.button.Cancel = " table:style-name="ce1">
            <text:p>MyJSQLView_ProgressBar.button.Cancel = </text:p>
          </table:table-cell>
          <table:table-cell office:value-type="string" office:string-value=" Cancel" table:style-name="ce4">
            <text:p> Cancel</text:p>
          </table:table-cell>
        </table:table-row>
        <table:table-row table:style-name="ro1">
          <table:table-cell/>
          <table:table-cell office:value-type="string" office:string-value=" " table:style-name="ce4">
            <text:p> </text:p>
          </table:table-cell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  <table:table-cell office:value-type="string" office:string-value=" File Exists, Over Write?" table:style-name="ce4">
            <text:p> File Exists, Over Write?</text:p>
          </table:table-cell>
        </table:table-row>
        <table:table-row table:style-name="ro1">
          <table:table-cell office:value-type="string" office:string-value="MyJSQLView_Utils.dialogtitle.SaveWarning = " table:style-name="ce1">
            <text:p>MyJSQLView_Utils.dialogtitle.SaveWarning = </text:p>
          </table:table-cell>
          <table:table-cell office:value-type="string" office:string-value=" Save Warning" table:style-name="ce4">
            <text:p> Save Warning</text:p>
          </table:table-cell>
        </table:table-row>
        <table:table-row table:style-name="ro1">
          <table:table-cell office:value-type="string" office:string-value="MyJSQLView_Utils.dialogbutton.Yes = " table:style-name="ce1">
            <text:p>MyJSQLView_Utils.dialogbutton.Yes = </text:p>
          </table:table-cell>
          <table:table-cell office:value-type="string" office:string-value=" Yes" table:style-name="ce4">
            <text:p> Yes</text:p>
          </table:table-cell>
        </table:table-row>
        <table:table-row table:style-name="ro1">
          <table:table-cell office:value-type="string" office:string-value="MyJSQLView_Utils.dialogbutton.No = " table:style-name="ce1">
            <text:p>MyJSQLView_Utils.dialogbutton.No = </text:p>
          </table:table-cell>
          <table:table-cell office:value-type="string" office:string-value=" No" table:style-name="ce4">
            <text:p> No</text:p>
          </table:table-cell>
        </table:table-row>
        <table:table-row table:style-name="ro1">
          <table:table-cell office:value-type="string" office:string-value="MyJSQLView_Utils.dialogtitle.LanguageSelection = " table:style-name="ce1">
            <text:p>MyJSQLView_Utils.dialogtitle.LanguageSelection = </text:p>
          </table:table-cell>
          <table:table-cell office:value-type="string" office:string-value=" Language Selection" table:style-name="ce4">
            <text:p> Language Selection</text:p>
          </table:table-cell>
        </table:table-row>
        <table:table-row table:style-name="ro1">
          <table:table-cell office:value-type="string" office:string-value="MyJSQLView_Utils.dialogbutton.OK = " table:style-name="ce1">
            <text:p>MyJSQLView_Utils.dialogbutton.OK = </text:p>
          </table:table-cell>
          <table:table-cell office:value-type="string" office:string-value=" OK" table:style-name="ce4">
            <text:p> OK</text:p>
          </table:table-cell>
        </table:table-row>
        <table:table-row table:style-name="ro1">
          <table:table-cell office:value-type="string" office:string-value="MyJSQLView_Utils.dialogbutton.Cancel = " table:style-name="ce1">
            <text:p>MyJSQLView_Utils.dialogbutton.Cancel = </text:p>
          </table:table-cell>
          <table:table-cell office:value-type="string" office:string-value=" Cancel" table:style-name="ce4">
            <text:p> Cancel</text:p>
          </table:table-cell>
        </table:table-row>
        <table:table-row table:style-name="ro1">
          <table:table-cell/>
          <table:table-cell office:value-type="string" office:string-value=" " table:style-name="ce4">
            <text:p> </text:p>
          </table:table-cell>
        </table:table-row>
        <table:table-row table:style-name="ro1">
          <table:table-cell/>
          <table:table-cell office:value-type="string" office:string-value="  " table:style-name="ce4">
            <text:p>  </text:p>
          </table:table-cell>
        </table:table-row>
        <table:table-row table:style-name="ro1" table:number-rows-repeated="32351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23</meta:editing-cycles>
    <meta:creation-date>2010-06-05T10:53:00</meta:creation-date>
    <dc:date>2011-04-10T11:13:25</dc:date>
  </office:meta>
</office:document-meta>
</file>